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G-153430</text:p>
          </table:table-cell>
          <table:table-cell office:value-type="string" calcext:value-type="string">
            <text:p>2024-03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37072" calcext:value-type="float">
            <text:p>31.43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153430</text:p>
          </table:table-cell>
          <table:table-cell office:value-type="string" calcext:value-type="string">
            <text:p>2023-03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73064" calcext:value-type="float">
            <text:p>31.37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153430</text:p>
          </table:table-cell>
          <table:table-cell office:value-type="string" calcext:value-type="string">
            <text:p>2022-03-2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98032" calcext:value-type="float">
            <text:p>31.49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153430</text:p>
          </table:table-cell>
          <table:table-cell office:value-type="string" calcext:value-type="string">
            <text:p>2021-03-2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55944" calcext:value-type="float">
            <text:p>31.55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153430</text:p>
          </table:table-cell>
          <table:table-cell office:value-type="string" calcext:value-type="string">
            <text:p>2020-03-2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6872" calcext:value-type="float">
            <text:p>31.66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153430</text:p>
          </table:table-cell>
          <table:table-cell office:value-type="string" calcext:value-type="string">
            <text:p>2019-04-0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8396" calcext:value-type="float">
            <text:p>31.68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153430</text:p>
          </table:table-cell>
          <table:table-cell office:value-type="string" calcext:value-type="string">
            <text:p>2018-03-2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30264" calcext:value-type="float">
            <text:p>31.83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153430</text:p>
          </table:table-cell>
          <table:table-cell office:value-type="string" calcext:value-type="string">
            <text:p>2017-03-2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72936" calcext:value-type="float">
            <text:p>31.87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153430</text:p>
          </table:table-cell>
          <table:table-cell office:value-type="string" calcext:value-type="string">
            <text:p>2015-03-2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82664" calcext:value-type="float">
            <text:p>31.98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153430</text:p>
          </table:table-cell>
          <table:table-cell office:value-type="string" calcext:value-type="string">
            <text:p>2014-03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49136" calcext:value-type="float">
            <text:p>31.94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6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86" meta:object-count="0"/>
    <meta:user-defined meta:name="AppVersion">3.0</meta:user-defined>
  </office:meta>
</office:document-meta>
</file>